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" style:font-name-asian="Consola"/>
    </style:style>
    <style:style style:name="P2" style:family="paragraph" style:parent-style-name="Standard">
      <style:paragraph-properties fo:text-align="end" style:justify-single-word="false"/>
      <style:text-properties style:font-name="Consola" style:font-name-asian="Consola"/>
    </style:style>
    <style:style style:name="P3" style:family="paragraph" style:parent-style-name="Standard">
      <style:paragraph-properties fo:text-align="start" style:justify-single-word="false"/>
      <style:text-properties style:font-name="Consola" style:font-name-asian="Consola"/>
    </style:style>
    <style:style style:name="P4" style:family="paragraph" style:parent-style-name="Standard">
      <style:paragraph-properties fo:text-align="start" style:justify-single-word="false"/>
      <style:text-properties style:font-name="Consola" officeooo:paragraph-rsid="001c58e5" style:font-name-asian="Consola"/>
    </style:style>
    <style:style style:name="P5" style:family="paragraph" style:parent-style-name="Standard">
      <style:paragraph-properties fo:text-align="start" style:justify-single-word="false"/>
      <style:text-properties style:font-name="Consola" style:font-name-asian="Consol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PA3</text:p>
      <text:p text:style-name="P2">B08209023 范傑翔</text:p>
      <text:p text:style-name="P3">我主要將此程式分成兩個小題：有向與無向</text:p>
      <text:p text:style-name="P3">先拆解此題目：對於無向圖而言，此題目可以轉換為『maximum span tree』，因此使用Kruskal’s MST Algorithm，且因為此題目的w限定在-100～100之間，因此可以使用bucket sort加速排序，且無向圖的邊數目可達到20000000之多，因此透過bucket避免過多的排序</text:p>
      <text:p text:style-name="P3">爾後透過union方法去建構起MST，最後即可得到所求</text:p>
      <text:p text:style-name="P3">union的方法是透過將v-sets的id對應起來並在每次set union時確定是否所有v都在set之內（透過vector.size()== vertex_size判定） </text:p>
      <text:p text:style-name="P3"/>
      <text:p text:style-name="P3">資料結構上將G,v,e分開，並且在G裡面建構桶以及edge/vertex的對應表，並給一個sets的vector&lt;vector&lt;int&gt; &gt;儲存sets的資訊</text:p>
      <text:p text:style-name="P3"/>
      <text:p text:style-name="P4">而無向圖無論是否有權重都可以使用此方法解決此問題。</text:p>
      <text:p text:style-name="P4"/>
      <text:p text:style-name="P4"/>
      <text:p text:style-name="P4">共用資料結構：</text:p>
      <text:p text:style-name="P3">vertex內部存有</text:p>
      <text:p text:style-name="P3"><text:tab/>id,set,bfs color,bfs_d,dfs_t ,in_edge array and out_edge array</text:p>
      <text:p text:style-name="P3"><text:tab/>因為一開始資料結構就選用list而非array的方式存儲，因此在call mem上面可能會稍慢，但好處是記憶體空間較為連續，搜索上速度應該差不多</text:p>
      <text:p text:style-name="P3">edge內有</text:p>
      <text:p text:style-name="P3"><text:tab/>w, v1, v2, used, index</text:p>
      <text:p text:style-name="P3"><text:tab/>(edge from v1 to v2)</text:p>
      <text:p text:style-name="P3">透過將edge丟進丟出vertex快速建構並操作G</text:p>
      <text:p text:style-name="P3">edgeset內部有</text:p>
      <text:p text:style-name="P3"><text:tab/>total_weight以及vector&lt;edge&gt;</text:p>
      <text:p text:style-name="P3"><text:tab/>作為快速操作使用（一開始有設計要遞迴多層，但後來發現效益極差，因此後來選擇遞迴兩層後，此功能略顯雞肋）</text:p>
      <text:p text:style-name="P3"/>
      <text:p text:style-name="P3"/>
      <text:p text:style-name="P3"/>
      <text:p text:style-name="P3"/>
      <text:p text:style-name="P3">有向圖就顯的非常麻煩</text:p>
      <text:p text:style-name="P3">資料結構相較於無向圖G新增unused_bucket（關鍵資料）, temp_bucket, edge size, vertex size</text:p>
      <text:p text:style-name="P3"/>
      <text:p text:style-name="P3">解決有向圖的想法，我是先將它當成無向圖的解決方法建起span tree但是在發現v1.set==v2.set時不直接拋棄邊，而是使用bfs確認若加進這個邊是否會有環（採用bfs是因為其速度較為穩定，且比topology sort快，如果環的長度與圖的深度不對稱，也有較好的計算穩定性）</text:p>
      <text:p text:style-name="P3">倘若有環就拋棄這個邊，無環則加入，是一個pre-process的greedy方法。</text:p>
      <text:p text:style-name="P3">0邊不放入，放入的話會有怪問題（0邊是在後面的刪減可以進行嘗試)</text:p>
      <text:p text:style-name="P3"/>
      <text:p text:style-name="P3">透過此方法建立起的有向無環圖並非最小，因此需要透過加邊與拆邊進行。</text:p>
      <text:p text:style-name="P3">使用迴圈從unused_bucket(inside of this is edges)挑選兩個不重複的邊（由大到小）加入圖，並透過topological sort get cycle-&gt;逐步拆掉source以及sink的所有edge直到無法拆裝為止，剩下的邊即為cycles，此方法可以有效的拆出所有環，但是速度較bfs慢。</text:p>
      <text:p text:style-name="P3">透過此方法得到一個新的Graph g，並將該g內的所有環刪減邊，此嘗試刪減邊方法可快速將可能的邊用bfs_u/bfs_d測試。</text:p>
      <text:p text:style-name="P3"><text:soft-page-break/></text:p>
      <text:p text:style-name="P3">倘若碰到有成功的邊/邊組且其權重（在刪減邊的階段就已經篩選過了）小於加入的邊，則將其更新到外圍的G並且將迴圈的bucket更新，並持續執行，直到59s.</text:p>
      <text:p text:style-name="P3">透過cut edge and insert edge方法對G快速加減邊並查找，並且透過排序以及goto跳出迴圈，將不可能的edge set排除，已達到加速運算。</text:p>
      <text:p text:style-name="P3"/>
      <text:p text:style-name="P3">因為是對g在環裡面挑選邊由小到大去減除，因此可以有效避免解到解後重複選到同個環</text:p>
      <text:p text:style-name="P3"/>
      <text:p text:style-name="P3">因為原本的整個G connected without cycle，且知道若加入一個或兩個正權重邊，則必定使得圖裡面出現至少一個環（在一開始的maximum span tree的特性)，則使用topological sort可以找到小g，則只要找到一個集合set of edge: edge_set{e in g{E}}，則只要使該g符合1. connected以及2. without cycle，為一個vertex cover problem→NPC</text:p>
      <text:p text:style-name="P3">(子題目為NPC)-&gt;選擇加入兩個正邊，因為1個正邊的case在span tree已經解決掉了</text:p>
      <text:p text:style-name="P3"/>
      <text:p text:style-name="P3">由於在試驗上，倘若edge數目太大，則有可能跑不完切一條邊的試驗，因此使用依序切邊以及根據整個g-edge以及G的大小去測試要放多少數目的cut edge set去跑。</text:p>
      <text:p text:style-name="P3"/>
      <text:p text:style-name="P3">使用g去切邊讓g符合上述條件1.2.，也會同時令G’’（輸出的新G）維持無環以及connected，因為g是G裡面所有cycle的集合（topological 去把source and sink拔除，留下來的必定是cycle）因此可以假想成有一個新的G'={G-g}且G,g connected</text:p>
      <text:p text:style-name="P3">則在對g進行操作，只要保證新的g’ connected以及without cycle，則新的G''=G'+g’也同時符合connected及without cycle(因為g’={g-{some(amount:1,2,3) edges in g}})。</text:p>
      <text:p text:style-name="P3"/>
      <text:p text:style-name="P3"/>
      <text:p text:style-name="P3"/>
      <text:p text:style-name="P3">透過調參數方法找到可能適合的遞迴深度後，在依序動態調整，得到區域的最佳解（且避免耗費過多時間)。</text:p>
      <text:p text:style-name="P3">參數調整與討論：</text:p>
      <text:p text:style-name="P3">拔除邊數目：我透過判斷集合的大小（edges size of G and g)去決定要砍幾層邊，並且避免在某一個g停留太久，因此設定停斷數量10000，如果#of edges in g&gt;400 or #of edges in G&gt;1500則讓它只拔一層邊，# of edges in g &gt;100則拔兩個邊，其餘拔三個邊去測試，並且拔邊的過程會將拔除的邊總和進行排序，在區域上瘋狂greedy。</text:p>
      <text:p text:style-name="P3">而不使用DP是因為我認為每加一個edge就有可能讓整張圖的topology 改變，且因為每次加入的邊都不同，因此每個邊所形成的topology理論上都不相同，每次都會不一樣，因此不使greedy，並且使用list方法儲存G在topology上以及刪改邊上快速（但找邊或標記上會多一個時間複雜度e，但因為我估計unused數目並不大，會被壓在50000，且unused bucket內去查找，因此比起array的cache hit error應來的快一些。</text:p>
      <text:p text:style-name="P3"/>
      <text:p text:style-name="P3">後來在checker裡面改使用DFS，雖然BFS較為穩定，但是DFS在猜測時可能比較容易猜中小環，以及有機會在較小的cost上猜到，因此雖然BFS較為穩定，但測試結果還是讓我在遞迴的確認上使用DF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00:42.448300366</meta:creation-date>
    <dc:date>2023-12-29T20:30:14.890222112</dc:date>
    <meta:editing-duration>PT1H12M2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1695" meta:character-count="2690" meta:non-whitespace-character-count="2587"/>
  </office:meta>
</office:document-meta>
</file>